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14f" officeooo:paragraph-rsid="0002514f"/>
    </style:style>
    <style:style style:name="P2" style:family="paragraph" style:parent-style-name="Standard" style:list-style-name="L1">
      <style:text-properties officeooo:rsid="0002514f" officeooo:paragraph-rsid="0002514f"/>
    </style:style>
    <style:style style:name="P3" style:family="paragraph" style:parent-style-name="Standard" style:list-style-name="L1">
      <style:text-properties officeooo:rsid="00032d5d" officeooo:paragraph-rsid="00032d5d"/>
    </style:style>
    <style:style style:name="P4" style:family="paragraph" style:parent-style-name="Standard">
      <style:text-properties officeooo:rsid="00032d5d" officeooo:paragraph-rsid="00032d5d"/>
    </style:style>
    <style:style style:name="T1" style:family="text">
      <style:text-properties officeooo:rsid="00032d5d"/>
    </style:style>
    <style:style style:name="T2" style:family="text">
      <style:text-properties officeooo:rsid="0005000d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g_post</text:p>
      <text:p text:style-name="P1">19 may 2017</text:p>
      <text:p text:style-name="P1"/>
      <text:p text:style-name="P1"/>
      <text:p text:style-name="P1"><text:tab/><text:tab/></text:p>
      <text:p text:style-name="P1"/>
      <text:list xml:id="list3324302653189101380" text:style-name="L1">
        <text:list-item>
          <text:p text:style-name="P2">i <text:span text:style-name="T1">did</text:span> enjoy for playing around html <text:span text:style-name="T1">and </text:span>i spen<text:span text:style-name="T1">t </text:span>five minutes or more dealing <text:s/>with the problem</text:p>
          <text:p text:style-name="P2"/>
        </text:list-item>
        <text:list-item>
          <text:p text:style-name="P2">it doesn’t matter how fast or slow i am,what really matters is that do i understand what i’m doing</text:p>
          <text:p text:style-name="P2"/>
        </text:list-item>
        <text:list-item>
          <text:p text:style-name="P2">what surprised me is that i spent more minutes dealing with cascanding style <text:span text:style-name="T1">sheet</text:span> <text:s/><text:span text:style-name="T1">it was really challenging but i know how to handle it</text:span></text:p>
          <text:p text:style-name="P2"/>
        </text:list-item>
        <text:list-item>
          <text:p text:style-name="P3">also we reviewed our codes ,correcting each other</text:p>
          <text:p text:style-name="P3"/>
        </text:list-item>
        <text:list-item>
          <text:p text:style-name="P3">because it requires creativity in design</text:p>
          <text:p text:style-name="P3"/>
        </text:list-item>
        <text:list-item>
          <text:p text:style-name="P3"><text:s text:c="2"/>i have solved my problem <text:s/>and discovered new opportunities</text:p>
          <text:p text:style-name="P3"/>
        </text:list-item>
        <text:list-item>
          <text:p text:style-name="P3">now my web page <text:s/>is attractive and i have saw my mistakes because it <text:span text:style-name="T2">requires focus and</text:span> thinking</text:p>
          <text:p text:style-name="P3"/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0:48:22.711136565</meta:creation-date>
    <dc:date>2017-07-21T14:42:49.647082190</dc:date>
    <meta:editing-duration>PT1M17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121" meta:character-count="610" meta:non-whitespace-character-count="504"/>
  </office:meta>
</office:document-meta>
</file>